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Iphone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default-cell-style-name="ce25"/>
        <table:table-column table:style-name="co6" table:number-columns-repeated="10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439];&quot;High&quot;;[.D5:.D439])" office:value-type="float" office:value="254">
            <text:p>254</text:p>
          </table:table-cell>
          <table:table-cell table:style-name="Default" table:formula="of:=SUMPRODUCT(([.C5:.C439]=&quot;High&quot;)*([.E5:.E439]=&quot;x&quot;)*[.D5:.D439])" office:value-type="float" office:value="87">
            <text:p>87</text:p>
          </table:table-cell>
          <table:table-cell table:formula="of:=SUMPRODUCT(([.C5:.C439]=&quot;High&quot;)*([.F5:.F439]=&quot;x&quot;)*[.D5:.D439])" office:value-type="float" office:value="0">
            <text:p>0</text:p>
          </table:table-cell>
          <table:table-cell table:formula="of:=SUMPRODUCT(([.C5:.C439]=&quot;High&quot;)*([.G5:.G439]=&quot;x&quot;)*[.D5:.D439])" office:value-type="float" office:value="0">
            <text:p>0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439];&quot;Medium&quot;;[.D5:.D439])" office:value-type="float" office:value="0">
            <text:p>0</text:p>
          </table:table-cell>
          <table:table-cell table:style-name="Default" table:formula="of:=SUMPRODUCT(([.C5:.C439]=&quot;Medium&quot;)*([.E5:.E439]=&quot;x&quot;)*[.D5:.D439])" office:value-type="float" office:value="0">
            <text:p>0</text:p>
          </table:table-cell>
          <table:table-cell table:formula="of:=SUMPRODUCT(([.C5:.C439]=&quot;Medium&quot;)*([.F5:.F439]=&quot;x&quot;)*[.D5:.D439])" office:value-type="float" office:value="0">
            <text:p>0</text:p>
          </table:table-cell>
          <table:table-cell table:formula="of:=SUMPRODUCT(([.C5:.C439]=&quot;Medium&quot;)*([.G5:.G439]=&quot;x&quot;)*[.D5:.D439])" office:value-type="float" office:value="0">
            <text:p>0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439];&quot;Low&quot;;[.D5:.D439])" office:value-type="float" office:value="0">
            <text:p>0</text:p>
          </table:table-cell>
          <table:table-cell table:style-name="Default" table:formula="of:=SUMPRODUCT(([.C5:.C439]=&quot;Low&quot;)*([.E5:.E439]=&quot;x&quot;)*[.D5:.D439])" office:value-type="float" office:value="0">
            <text:p>0</text:p>
          </table:table-cell>
          <table:table-cell table:formula="of:=SUMPRODUCT(([.C5:.C439]=&quot;Low&quot;)*([.F5:.F439]=&quot;x&quot;)*[.D5:.D439])" office:value-type="float" office:value="0">
            <text:p>0</text:p>
          </table:table-cell>
          <table:table-cell table:formula="of:=SUMPRODUCT(([.C5:.C439]=&quot;Low&quot;)*([.G5:.G439]=&quot;x&quot;)*[.D5:.D439])" office:value-type="float" office:value="0">
            <text:p>0</text:p>
          </table:table-cell>
          <table:table-cell table:number-columns-repeated="8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nhung.vu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ha.khuat</text:p>
          </table:table-cell>
          <table:table-cell table:style-name="ce24" office:value-type="string">
            <text:p>Path</text:p>
          </table:table-cell>
          <table:table-cell table:style-name="ce24" table:number-columns-repeated="5"/>
          <table:table-cell table:style-name="ce30" table:number-columns-repeated="49"/>
        </table:table-row>
        <table:table-row table:style-name="ro1">
          <table:table-cell table:style-name="ce25" office:value-type="string">
            <text:p>SNF_ADR_APP_34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APP_34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APP_34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AB_35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office:value-type="string">
            <text:p>Mobile/Android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5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5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AB_37</text:p>
          </table:table-cell>
          <table:table-cell table:style-name="ce25" office:value-type="string">
            <text:p>SniffTest - Update Dashboard tab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7</text:p>
          </table:table-cell>
          <table:table-cell table:style-name="ce25" office:value-type="string">
            <text:p>SniffTest - Update Dashboard tab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7</text:p>
          </table:table-cell>
          <table:table-cell table:style-name="ce25" office:value-type="string">
            <text:p>SniffTest - Update Dashboard tab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AB_38</text:p>
          </table:table-cell>
          <table:table-cell office:value-type="string">
            <text:p>SniffTest - View Gadget List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Dashboard/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8</text:p>
          </table:table-cell>
          <table:table-cell office:value-type="string">
            <text:p>SniffTest - View Gadget Lis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ashboard/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38</text:p>
          </table:table-cell>
          <table:table-cell office:value-type="string">
            <text:p>SniffTest - View Gadget Lis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ashboard/Ad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AB_39</text:p>
          </table:table-cell>
          <table:table-cell table:style-name="ce25" office:value-type="string">
            <text:p>SniffTest - Update Gadget Lis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9</text:p>
          </table:table-cell>
          <table:table-cell table:style-name="ce25" office:value-type="string">
            <text:p>SniffTest - Update Gadget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39</text:p>
          </table:table-cell>
          <table:table-cell table:style-name="ce25" office:value-type="string">
            <text:p>SniffTest - Update Gadget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AB_40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40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AB_40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AB_41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41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AB_41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Documents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ocuments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ocuments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3</text:p>
          </table:table-cell>
          <table:table-cell table:style-name="ce25" office:value-type="string">
            <text:p>SniffTest - View Documents application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Clos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3</text:p>
          </table:table-cell>
          <table:table-cell table:style-name="ce25" office:value-type="string">
            <text:p>SniffTest - View Documents application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Clos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3</text:p>
          </table:table-cell>
          <table:table-cell table:style-name="ce25" office:value-type="string">
            <text:p>SniffTest - View Documents application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Clos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4</text:p>
          </table:table-cell>
          <table:table-cell office:value-type="string">
            <text:p>SniffTest - Close Documents applica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Documents/Navigate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4</text:p>
          </table:table-cell>
          <table:table-cell office:value-type="string">
            <text:p>SniffTest - Close Documents applic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ocuments/Navigate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4</text:p>
          </table:table-cell>
          <table:table-cell office:value-type="string">
            <text:p>SniffTest - Close Documents applic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ocuments/Navigate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5</text:p>
          </table:table-cell>
          <table:table-cell table:style-name="ce25" office:value-type="string">
            <text:p>SniffTest - View 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Back to Folder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5</text:p>
          </table:table-cell>
          <table:table-cell table:style-name="ce25" office:value-type="string">
            <text:p>SniffTest - View 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Back to Folder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5</text:p>
          </table:table-cell>
          <table:table-cell table:style-name="ce25" office:value-type="string">
            <text:p>SniffTest - View 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Back to Folder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6</text:p>
          </table:table-cell>
          <table:table-cell office:value-type="string">
            <text:p>SniffTest - Back Folder List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Documents/View Cont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6</text:p>
          </table:table-cell>
          <table:table-cell office:value-type="string">
            <text:p>SniffTest - Back Folder Lis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ocuments/View Cont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6</text:p>
          </table:table-cell>
          <table:table-cell office:value-type="string">
            <text:p>SniffTest - Back Folder Lis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ocuments/View Conten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7</text:p>
          </table:table-cell>
          <table:table-cell table:style-name="ce25" office:value-type="string">
            <text:p>SniffTest - View a Fil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Open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7</text:p>
          </table:table-cell>
          <table:table-cell table:style-name="ce25" office:value-type="string">
            <text:p>SniffTest - View a Fi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Open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7</text:p>
          </table:table-cell>
          <table:table-cell table:style-name="ce25" office:value-type="string">
            <text:p>SniffTest - View a Fi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Open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4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4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4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4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5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5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DOC_5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DOC_5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DOC_53</text:p>
          </table:table-cell>
          <table:table-cell table:style-name="ce25" office:value-type="string">
            <text:p>SniffTest - Take a Picture and uploa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3</text:p>
          </table:table-cell>
          <table:table-cell table:style-name="ce25" office:value-type="string">
            <text:p>SniffTest - Take a Picture and uploa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DOC_53</text:p>
          </table:table-cell>
          <table:table-cell table:style-name="ce25" office:value-type="string">
            <text:p>SniffTest - Take a Picture and uploa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GUI_3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GUI_3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GUI_3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HOME_7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HOME_78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Home/Refres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E_78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Home/Refres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E_78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Home/Refres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HOME_79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9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HOME_79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HOM_33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Home Scree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_33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Home Scree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HOM_33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Home Scree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AG_31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AG_31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AG_31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Login/Authenticate Vali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Login/Authenticate Vali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Login/Authenticate Vali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Login/In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Login/In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Login/In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2"/>
          <table:table-cell table:style-name="ce25" office:value-type="string">
            <text:p>Mobile/Androi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LGN_0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2"/>
          <table:table-cell table:style-name="ce25" office:value-type="string">
            <text:p>Mobile/Android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LGN_0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LGO_09</text:p>
          </table:table-cell>
          <table:table-cell office:value-type="string">
            <text:p>SniffTest - Cancel logout of the Home page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O_09</text:p>
          </table:table-cell>
          <table:table-cell office:value-type="string">
            <text:p>SniffTest - Cancel logout of the Home pag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LGO_09</text:p>
          </table:table-cell>
          <table:table-cell office:value-type="string">
            <text:p>SniffTest - Cancel logout of the Home pag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NEW_54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High</text:p>
          </table:table-cell>
          <table:table-cell table:style-name="ce29" office:value-type="float" office:value="22">
            <text:p>22</text:p>
          </table:table-cell>
          <table:table-cell/>
          <table:table-cell table:style-name="ce25" table:number-columns-repeated="2"/>
          <table:table-cell table:style-name="ce25" office:value-type="string">
            <text:p>Mobile/Androi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NEW_54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NEW_54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NEW_7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NEW_7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NEW_7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P30_80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P30_80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P30_80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10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0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0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1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13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3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13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1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 table:number-columns-repeated="2"/>
          <table:table-cell office:value-type="string">
            <text:p>Mobile/Androi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1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20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0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0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21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1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1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22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Androi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2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2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23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3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23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ADR_SET_24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/>
          <table:table-cell table:style-name="ce25" table:number-columns-repeated="2"/>
          <table:table-cell table:style-name="ce25" office:value-type="string">
            <text:p>Mobile/Androi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4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ADR_SET_24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Androi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ADR_SET_30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Androi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30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ADR_SET_30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Androi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36</text:p>
          </table:table-cell>
          <table:table-cell table:style-name="ce25" office:value-type="string">
            <text:p>SniffTest - Scroll Gadget in List View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Dashboard/Gadget/List 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6</text:p>
          </table:table-cell>
          <table:table-cell table:style-name="ce25" office:value-type="string">
            <text:p>SniffTest - Scroll Gadget in List View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ashboard/Gadget/List 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6</text:p>
          </table:table-cell>
          <table:table-cell table:style-name="ce25" office:value-type="string">
            <text:p>SniffTest - Scroll Gadget in List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ashboard/Gadget/List View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37</text:p>
          </table:table-cell>
          <table:table-cell office:value-type="string">
            <text:p>SniffTest - View Dashboard tab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Dashboard/Gadget/Scroll List 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37</text:p>
          </table:table-cell>
          <table:table-cell office:value-type="string">
            <text:p>SniffTest - View Dashboard tab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ashboard/Gadget/Scroll List 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37</text:p>
          </table:table-cell>
          <table:table-cell office:value-type="string">
            <text:p>SniffTest - View Dashboard tab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ashboard/Gadget/Scroll List 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2"/>
          <table:table-cell table:style-name="ce25" office:value-type="string">
            <text:p>Mobile/IPad/Dashboard/Dashboard tab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ashboard/Dashboard tab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ashboard/Dashboard tab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40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Dashboard/update tab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0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ashboard/update tab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0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ashboard/update tab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1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Dashboard/Gadget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1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ashboard/Gadget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1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ashboard/Gadget Lis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Dashboard/Update Gadget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ashboard/Update Gadget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ashboard/Update Gadget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Delete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Dashboard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Delete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ashboard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Delete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ashboard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AB_4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Dashboard/Upd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ashboard/Upd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AB_4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ashboard/Upda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Dashboard/Dele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ashboard/Dele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ashboard/Dele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46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/Documents/Open Document 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6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/Documents/Open Document 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6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/Documents/Open Document Applica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Close Documents app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Close Documents app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Close Documents applica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Create Folder with empty nam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Documents/View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Create Folder with empty nam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ocuments/View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Create Folder with empty na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ocuments/View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 with name has special characters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Creat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 with name has special character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Creat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 with name has special character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Creat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 with name has special characters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2"/>
          <table:table-cell office:value-type="string">
            <text:p>Mobile/Ipad/Documents/Renam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 with name has special character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ocuments/Renam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 with name has special character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ocuments/Renam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Back Folder List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Back Folder List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Back Folder List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Documents/View 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ocuments/View 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ocuments/View Fil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Open Menu Ac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Open Menu Ac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Open Menu Actio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opy/Pas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Documents/Close Menu 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opy/Pas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ocuments/Close Menu 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opy/Pas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ocuments/Close Menu A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Cut/Pas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Action 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Cut/Pas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Action 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Cut/Pas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Action 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Documents/Action /Cop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ocuments/Action /Cop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ocuments/Action /Cop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Action /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Action /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Documents/Action /Mov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DOC_6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Documents/Actions/Take Pictur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ocuments/Actions/Take Pictur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DOC_6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Documents/Actions/Take Pictur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User guid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User guid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User guid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HOM_34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office:value-type="string">
            <text:p>Mobile/IPad/Home Screen/Horizon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HOM_34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Home Screen/Horizon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HOM_34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Home Screen/Horizonta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Setting languag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Login/Valid Authenticate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Login/Valid Authenticate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Login/Valid Authenticate 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Login/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Login/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Login/Valid user nam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Login/Invalid password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2"/>
          <table:table-cell table:style-name="ce25" office:value-type="string">
            <text:p>Mobile/Ipa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Login/Rotate Devic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Login/Rotate Devic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Login/Rotate Device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LGO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Logou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O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Logou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LGO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Logou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Write a post with Take a Photo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2"/>
          <table:table-cell office:value-type="string">
            <text:p>Mobile/Ipad/News/Det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Write a post with Take a Photo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News/Det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Write a post with Take a Photo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News/Detai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NEW_69</text:p>
          </table:table-cell>
          <table:table-cell table:style-name="ce25" office:value-type="string">
            <text:p>SniffTest - Cancel a post</text:p>
          </table:table-cell>
          <table:table-cell office:value-type="string">
            <text:p>High</text:p>
          </table:table-cell>
          <table:table-cell table:style-name="ce29" office:value-type="float" office:value="17">
            <text:p>17</text:p>
          </table:table-cell>
          <table:table-cell/>
          <table:table-cell table:style-name="ce25" table:number-columns-repeated="2"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9</text:p>
          </table:table-cell>
          <table:table-cell table:style-name="ce25" office:value-type="string">
            <text:p>SniffTest - Cancel a po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NEW_69</text:p>
          </table:table-cell>
          <table:table-cell table:style-name="ce25" office:value-type="string">
            <text:p>SniffTest - Cancel a po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NEW_8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8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NEW_8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P30_8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P30_8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P30_8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T_11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T_11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T_11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 table:number-columns-repeated="2"/>
          <table:table-cell office:value-type="string">
            <text:p>Mobile/Ipa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table:style-name="ce25" office:value-type="string">
            <text:p>Mobile/Ipa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/>
          <table:table-cell table:style-name="ce25" table:number-columns-repeated="2"/>
          <table:table-cell table:style-name="ce25" office:value-type="string">
            <text:p>Mobile/Ipa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table:style-name="ce25" office:value-type="string">
            <text:p>Mobile/Ipad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Mobile/IPa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Mobile/IPad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APP_38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APP_38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APP_38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Application/Back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39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39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39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ashboard/GadgetTabs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1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1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1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ashboard/GadgetTabs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2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ashboard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2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ashboard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2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ashboard/View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Delete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Delete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Delete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ashboard/Launch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ashboard/Upd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ashboard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ashboard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ashboard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Launch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48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8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48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Clos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9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View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9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View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AB_49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View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AB_50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Creat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50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Creat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AB_50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Create Fold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54</text:p>
          </table:table-cell>
          <table:table-cell table:style-name="ce25" office:value-type="string">
            <text:p>SniffTest - Rename Folder with name has special characters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Renam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4</text:p>
          </table:table-cell>
          <table:table-cell table:style-name="ce25" office:value-type="string">
            <text:p>SniffTest - Rename Folder with name has special character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Renam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4</text:p>
          </table:table-cell>
          <table:table-cell table:style-name="ce25" office:value-type="string">
            <text:p>SniffTest - Rename Folder with name has special character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Rename Fold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5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Back to Folder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5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Back to Folder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58</text:p>
          </table:table-cell>
          <table:table-cell office:value-type="string">
            <text:p>SniffTest - View menu action of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Back to Folder List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View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View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Close menu action of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View Fil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Dele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showing action dialo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Copy/Pas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Closing action dialog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ut/Paste a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Actions/Delet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Take picture and uploa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Take picture and uploa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Take picture and uploa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Actions/Copy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DOC_6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DOC_6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Documents/Actions/Mov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Documents/Actions/Take Pictur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GUI_34</text:p>
          </table:table-cell>
          <table:table-cell office:value-type="string">
            <text:p>SniffTest - Don't view User gui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GUI_34</text:p>
          </table:table-cell>
          <table:table-cell office:value-type="string">
            <text:p>SniffTest - Don't view User gui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GUI_34</text:p>
          </table:table-cell>
          <table:table-cell office:value-type="string">
            <text:p>SniffTest - Don't view User gui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User Guid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HOM_36</text:p>
          </table:table-cell>
          <table:table-cell table:style-name="ce25" office:value-type="string">
            <text:p>SniffTest - Check Home Screen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HOM_36</text:p>
          </table:table-cell>
          <table:table-cell table:style-name="ce25" office:value-type="string">
            <text:p>SniffTest - Check Home Scree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HOM_36</text:p>
          </table:table-cell>
          <table:table-cell table:style-name="ce25" office:value-type="string">
            <text:p>SniffTest - Check Home Scree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Home Screen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AG_35</text:p>
          </table:table-cell>
          <table:table-cell office:value-type="string">
            <text:p>SniffTest - Setting langu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tting Langu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AG_35</text:p>
          </table:table-cell>
          <table:table-cell office:value-type="string">
            <text:p>SniffTest - Setting langu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tting Langu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AG_35</text:p>
          </table:table-cell>
          <table:table-cell office:value-type="string">
            <text:p>SniffTest - Setting langu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tting Languag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1</text:p>
          </table:table-cell>
          <table:table-cell table:style-name="ce25" office:value-type="string">
            <text:p>SniffTest - Sign in an eXo server with valid user/passwo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Login/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1</text:p>
          </table:table-cell>
          <table:table-cell table:style-name="ce25" office:value-type="string">
            <text:p>SniffTest - Sign in an eXo server with valid user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Login/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1</text:p>
          </table:table-cell>
          <table:table-cell table:style-name="ce25" office:value-type="string">
            <text:p>SniffTest - Sign in an eXo server with valid user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Login/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02</text:p>
          </table:table-cell>
          <table:table-cell office:value-type="string">
            <text:p>SniffTest - Sign in an eXo server with invalid us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Login/Valid user 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2</text:p>
          </table:table-cell>
          <table:table-cell office:value-type="string">
            <text:p>SniffTest - Sign in an eXo server with invalid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Login/Valid user 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2</text:p>
          </table:table-cell>
          <table:table-cell office:value-type="string">
            <text:p>SniffTest - Sign in an eXo server with invalid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Login/Valid user name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3</text:p>
          </table:table-cell>
          <table:table-cell table:style-name="ce25" office:value-type="string">
            <text:p>SniffTest - Sign in an eXo server with invalid password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3</text:p>
          </table:table-cell>
          <table:table-cell table:style-name="ce25" office:value-type="string">
            <text:p>SniffTest - Sign in an eXo server with invalid 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3</text:p>
          </table:table-cell>
          <table:table-cell table:style-name="ce25" office:value-type="string">
            <text:p>SniffTest - Sign in an eXo server with invalid 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Login/Invalid password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Login/No Connection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7</text:p>
          </table:table-cell>
          <table:table-cell table:style-name="ce25" office:value-type="string">
            <text:p>SniffTest - with Remember User &amp; PasswordSign in an eXo server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7</text:p>
          </table:table-cell>
          <table:table-cell table:style-name="ce25" office:value-type="string">
            <text:p>SniffTest - with Remember User &amp; PasswordSign in an eXo server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7</text:p>
          </table:table-cell>
          <table:table-cell table:style-name="ce25" office:value-type="string">
            <text:p>SniffTest - with Remember User &amp; PasswordSign in an eXo server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Login/Remember Authenticate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08</text:p>
          </table:table-cell>
          <table:table-cell office:value-type="string">
            <text:p>SniffTest - with Auto Sign In optionSign in an eXo server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8</text:p>
          </table:table-cell>
          <table:table-cell office:value-type="string">
            <text:p>SniffTest - with Auto Sign In optionSign in an eXo server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08</text:p>
          </table:table-cell>
          <table:table-cell office:value-type="string">
            <text:p>SniffTest - with Auto Sign In optionSign in an eXo server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Login/Auto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Login/In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Login/In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Login/Invalid Authentica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LGN_10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10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LGN_10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Login/Rotate Device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11</text:p>
          </table:table-cell>
          <table:table-cell table:style-name="ce25" office:value-type="string">
            <text:p>SniffTest - Sign in without any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11</text:p>
          </table:table-cell>
          <table:table-cell table:style-name="ce25" office:value-type="string">
            <text:p>SniffTest - Sign in without any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LGN_11</text:p>
          </table:table-cell>
          <table:table-cell table:style-name="ce25" office:value-type="string">
            <text:p>SniffTest - Sign in without any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Logout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NEW_66</text:p>
          </table:table-cell>
          <table:table-cell office:value-type="string">
            <text:p>SniffTest - Write a post with only text</text:p>
          </table:table-cell>
          <table:table-cell table:style-name="Default" office:value-type="string">
            <text:p>High</text:p>
          </table:table-cell>
          <table:table-cell office:value-type="float" office:value="18">
            <text:p>18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N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66</text:p>
          </table:table-cell>
          <table:table-cell office:value-type="string">
            <text:p>SniffTest - Write a post with only tex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N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66</text:p>
          </table:table-cell>
          <table:table-cell office:value-type="string">
            <text:p>SniffTest - Write a post with only tex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New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NEW_84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NEW_84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NEW_84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New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NEW_8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8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NEW_8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ad/Settings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P30_8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P30_8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P30_8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CheckWithPLF-3.0.x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tting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13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3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3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erver List/Change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14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4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4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rver List/modify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15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5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15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erver List/Delete 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16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6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16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rver List/Add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22</text:p>
          </table:table-cell>
          <table:table-cell table:style-name="ce25" office:value-type="string">
            <text:p>SniffTest - Add an existing server nam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2</text:p>
          </table:table-cell>
          <table:table-cell table:style-name="ce25" office:value-type="string">
            <text:p>SniffTest - Add an existing server nam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2</text:p>
          </table:table-cell>
          <table:table-cell table:style-name="ce25" office:value-type="string">
            <text:p>SniffTest - Add an existing server 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erver List/Add existing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23</text:p>
          </table:table-cell>
          <table:table-cell office:value-type="string">
            <text:p>SniffTest - Add a blank server nam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3</text:p>
          </table:table-cell>
          <table:table-cell office:value-type="string">
            <text:p>SniffTest - Add a blank server nam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3</text:p>
          </table:table-cell>
          <table:table-cell office:value-type="string">
            <text:p>SniffTest - Add a blank server na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rver List/Add blank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24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4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4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erver List/Add existing URL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25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5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25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rver List/Add blank URL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26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6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26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erver List/Edit Server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office:value-type="string">
            <text:p>SNF_IPO_SEV_32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32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office:value-type="string">
            <text:p>SNF_IPO_SEV_32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bile/IPhone/Server List/Delete Server</text:p>
          </table:table-cell>
          <table:table-cell table:number-columns-repeated="7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33</text:p>
          </table:table-cell>
          <table:table-cell table:style-name="ce25" office:value-type="string">
            <text:p>SniffTest - Add a server with space into the lis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33</text:p>
          </table:table-cell>
          <table:table-cell table:style-name="ce25" office:value-type="string">
            <text:p>SniffTest - Add a server with space into the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</text:p>
          </table:table-cell>
          <table:table-cell table:style-name="ce25" table:number-columns-repeated="7"/>
          <table:table-cell table:number-columns-repeated="47"/>
        </table:table-row>
        <table:table-row table:style-name="ro1">
          <table:table-cell table:style-name="ce25" office:value-type="string">
            <text:p>SNF_IPO_SEV_33</text:p>
          </table:table-cell>
          <table:table-cell table:style-name="ce25" office:value-type="string">
            <text:p>SniffTest - Add a server with space into the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2"/>
          <table:table-cell table:style-name="ce25" office:value-type="string">
            <text:p>Mobile/IPhone/S</text:p>
          </table:table-cell>
          <table:table-cell table:style-name="ce25" table:number-columns-repeated="7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8/06/2012</text:date>, <text:time>10:5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06T10:58:22</dc:date>
    <dc:creator>exoplatform </dc:creator>
    <meta:editing-duration>PT2H18M13S</meta:editing-duration>
    <meta:editing-cycles>19</meta:editing-cycles>
    <meta:generator>LibreOffice/3.4$Linux LibreOffice_project/340m1$Build-302</meta:generator>
    <meta:document-statistic meta:table-count="2" meta:cell-count="2225" meta:object-count="0"/>
    <meta:user-defined meta:name="Info 1"/>
    <meta:user-defined meta:name="Info 2"/>
    <meta:user-defined meta:name="Info 3"/>
    <meta:user-defined meta:name="Info 4"/>
  </office:meta>
</office:document-meta>
</file>